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Times New Roman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 style:list-style-name="L2"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/>
    </style:style>
    <style:style style:name="P13" style:family="paragraph" style:parent-style-name="Standard" style:list-style-name="L1">
      <style:paragraph-properties fo:margin-left="1.251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3">
      <style:paragraph-properties fo:margin-left="1.251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name="Times New Roman" fo:font-size="11pt" style:font-size-asian="11pt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975462414743898854" text:style-name="L1">
        <text:list-item>
          <text:p text:style-name="P13">Introducció: Presentació del conjunt de dades i de les variables seleccionades.</text:p>
        </text:list-item>
      </text:list>
      <text:p text:style-name="P9"/>
      <text:p text:style-name="P4">El tema del projecte correspon al Repte 3: Fomentació del comerç local, Tòpic: Creixement econòmic.</text:p>
      <text:p text:style-name="P5"><text:span text:style-name="T1">Ens hem centrat les dades de Mercats i fires al carrer de la ciutat de Barcelona (</text:span><text:a xlink:type="simple" xlink:href="https://opendata-ajuntament.barcelona.cat/data/ca/dataset/mercats-fires-carrer" text:style-name="Internet_20_link" text:visited-style-name="Visited_20_Internet_20_Link"><text:span text:style-name="T1">https://opendata-ajuntament.barcelona.cat/data/ca/dataset/mercats-fires-carrer</text:span></text:a><text:span text:style-name="T1">) i Mercats municipals de la ciutat de Barcelona (</text:span><text:a xlink:type="simple" xlink:href="https://opendata-ajuntament.barcelona.cat/data/ca/dataset/mercats-municipals" text:style-name="Internet_20_link" text:visited-style-name="Visited_20_Internet_20_Link"><text:span text:style-name="T1">https://opendata-ajuntament.barcelona.cat/data/ca/dataset/mercats-municipals</text:span></text:a><text:span text:style-name="T1">).</text:span></text:p>
      <text:p text:style-name="P6"/>
      <text:p text:style-name="P3">Les dades seleccionades per treballar son les següents:</text:p>
      <text:list xml:id="list5931537078610765331" text:style-name="L2">
        <text:list-item>
          <text:p text:style-name="P12">name: nom del mercat</text:p>
        </text:list-item>
        <text:list-item>
          <text:p text:style-name="P12">date_creation: data de creació del mercat</text:p>
        </text:list-item>
        <text:list-item>
          <text:p text:style-name="P12">address: carrer de la direcció</text:p>
        </text:list-item>
        <text:list-item>
          <text:p text:style-name="P12">address_number: número de la carrer</text:p>
        </text:list-item>
        <text:list-item>
          <text:p text:style-name="P12">neighborhood: barri</text:p>
        </text:list-item>
        <text:list-item>
          <text:p text:style-name="P12">district; districte</text:p>
        </text:list-item>
        <text:list-item>
          <text:p text:style-name="P12">zip_code: codic postal</text:p>
        </text:list-item>
        <text:list-item>
          <text:p text:style-name="P12">town: ciutat </text:p>
        </text:list-item>
        <text:list-item>
          <text:p text:style-name="P12">coord_lat: coordenades geogràfiques latitud</text:p>
        </text:list-item>
        <text:list-item>
          <text:p text:style-name="P12">coord_lon: coordenades geogràfiques longitud</text:p>
        </text:list-item>
        <text:list-item>
          <text:p text:style-name="P12">phone: teléfon </text:p>
        </text:list-item>
        <text:list-item>
          <text:p text:style-name="P12">schedule: plana web per consultar els horaris dels mercats i fires</text:p>
        </text:list-item>
        <text:list-item>
          <text:p text:style-name="P12">enum: tipología de mercat: fira o mercat municipal</text:p>
        </text:list-item>
      </text:list>
      <text:p text:style-name="P8"/>
      <text:p text:style-name="P7">2. Depuració de dades: Descripció detallada de les tècniques de preprocessat aplicades </text:p>
      <text:p text:style-name="P2">i els criteris d’avaluació utilitzats.</text:p>
      <text:p text:style-name="P1"/>
      <text:p text:style-name="P4">Hem carregat les dades de Mercats i Fires al carrer, i Mercats Municipals, descarregades de Ajuntament de Barcelona. A continuació, es concatenen les dades per obtenir un únic Dataset. </text:p>
      <text:p text:style-name="P4">En el procés, hem analitzats les variables que tenen valors nuls. Hem decidit eliminar les columnes que totes les seves dades eren nul.les o amb pocs valors. De les variables que tenen pocs valors nuls </text:p>
      <text:p text:style-name="P4">els hem deixat com estaven segons el consell de l'Equip de BackEnd.</text:p>
      <text:p text:style-name="P4">Eliminem els registres duplicats també.</text:p>
      <text:p text:style-name="P4">Busquem les planes i unifiquem amb les dades que tenim per poder donar accés als usuaris als horaris dels mercats i fires.</text:p>
      <text:p text:style-name="P4"/>
      <text:p text:style-name="P4">Hem depurat el dataframe para deixar les dades amb el mateix format que BackEnd, deixant les columnes necessaries i canviant els titols de les variables.</text:p>
      <text:p text:style-name="P4"/>
      <text:p text:style-name="P4">Descarreguem les dades en format csv i JSON, per donar accés al companys.</text:p>
      <text:p text:style-name="P1"/>
      <text:p text:style-name="P7">3.Resultats: Presentació dels resultats obtinguts.</text:p>
      <text:p text:style-name="P9"/>
      <text:p text:style-name="P10">El resultat es un arxiu en formato _JSON amb totes les variables necessaries pel desemvolupament del nostre projecte.</text:p>
      <text:p text:style-name="P10"/>
      <text:list xml:id="list728272200957635865" text:style-name="L3">
        <text:list-item>
          <text:p text:style-name="P14">Directoris</text:p>
        </text:list-item>
      </text:list>
      <text:p text:style-name="P10"/>
      <text:p text:style-name="P11">DATA/</text:p>
      <text:p text:style-name="P11">├── opendatabcn_mercats-centrescomercials_mercats-fires-al-carrer: datos iniciales descargados</text:p>
      <text:p text:style-name="P11">├── opendatabcn_mercats-centrescomercials_mercats-municipals: datos iniciales descargados</text:p>
      <text:p text:style-name="P11">├── fires_mercats_final.csv: Dades finals depurats.</text:p>
      <text:p text:style-name="P11">├── fires_mercats_final_records: Dades finals depurades per passar a BackEnd</text:p>
      <text:p text:style-name="P11">└── Fires.ipynb: Notebook con la depuració de los dad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ercedes Costal</meta:initial-creator>
    <meta:creation-date>2024-10-14T23:25:56.93</meta:creation-date>
    <dc:date>2024-10-22T20:15:07.27</dc:date>
    <dc:creator>Mercedes Costal</dc:creator>
    <meta:editing-duration>PT3H39M8S</meta:editing-duration>
    <meta:editing-cycles>15</meta:editing-cycles>
    <meta:generator>OpenOffice/4.1.15$Win32 OpenOffice.org_project/4115m2$Build-9813</meta:generator>
    <meta:printed-by>Mercedes Costal</meta:printed-by>
    <meta:print-date>2024-10-18T13:24:46.15</meta:print-date>
    <meta:document-statistic meta:table-count="0" meta:image-count="0" meta:object-count="0" meta:page-count="1" meta:paragraph-count="35" meta:word-count="349" meta:character-count="2469"/>
  </office:meta>
</office:document-meta>
</file>